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30500000458E6C4EE6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s" svg:font-family="Cous"/>
    <style:font-face style:name="Mangal1" svg:font-family="Mangal"/>
    <style:font-face style:name="Segoe UI1" svg:font-family="'Segoe UI'"/>
    <style:font-face style:name="Tahoma" svg:font-family="Tahoma, sans-serif"/>
    <style:font-face style:name="verdana" svg:font-family="verdana, arial, helvetic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" style:family="paragraph" style:parent-style-name="Standard">
      <style:paragraph-properties fo:line-height="150%"/>
      <style:text-properties fo:color="#000000"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50%"/>
      <style:text-properties fo:color="#000000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style:text-autospace="none"/>
      <style:text-properties style:font-name="Courier New1" fo:font-size="9pt" style:font-size-asian="9pt" style:font-size-complex="9pt"/>
    </style:style>
    <style:style style:name="P11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/>
    </style:style>
    <style:style style:name="P12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style:font-size-asian="14pt" style:font-size-complex="14pt" style:font-weight-complex="bold"/>
    </style:style>
    <style:style style:name="P13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fo:font-size="14pt" fo:font-weight="bold" style:font-size-asian="14pt" style:font-weight-asian="bold" style:font-size-complex="14pt"/>
    </style:style>
    <style:style style:name="P14" style:family="paragraph" style:parent-style-name="Normal_20__28_Web_29_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15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 style:font-weight-complex="bold"/>
    </style:style>
    <style:style style:name="P17" style:family="paragraph" style:parent-style-name="Normal_20__28_Web_29_">
      <style:paragraph-properties fo:margin-left="1.251cm" fo:margin-right="0cm" fo:margin-top="0.176cm" fo:margin-bottom="0cm" fo:line-height="150%" fo:text-indent="1.251cm" style:auto-text-indent="false"/>
      <style:text-properties fo:color="#000000" fo:font-size="14pt" style:font-size-asian="14pt" style:font-size-complex="14pt"/>
    </style:style>
    <style:style style:name="P18" style:family="paragraph" style:parent-style-name="Normal_20__28_Web_29_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1.251cm" fo:margin-right="0cm" fo:margin-top="0.176cm" fo:margin-bottom="0cm" fo:line-height="150%" fo:text-align="end" style:justify-single-word="false" fo:text-indent="1.251cm" style:auto-text-indent="false"/>
      <style:text-properties fo:color="#000000" style:font-name="Times New Roman" fo:font-size="14pt" style:font-name-asian="Segoe UI1" style:font-size-asian="14pt" style:font-name-complex="Segoe UI1" style:font-size-complex="14pt"/>
    </style:style>
    <style:style style:name="P20" style:family="paragraph" style:parent-style-name="Standard">
      <style:paragraph-properties fo:margin-left="2.498cm" fo:margin-right="0cm" fo:line-height="150%" fo:text-align="justify" style:justify-single-word="false" fo:text-indent="1.249cm" style:auto-text-indent="false"/>
      <style:text-properties fo:color="#000000" style:font-name="Times New Roman" fo:font-size="14pt" style:font-size-asian="14pt" style:font-name-complex="Times New Roman1" style:font-size-complex="14pt"/>
    </style:style>
    <style:style style:name="P21" style:family="paragraph" style:parent-style-name="Text_20_body">
      <style:paragraph-properties fo:margin-left="1.251cm" fo:margin-right="0cm" fo:margin-top="0.176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P22" style:family="paragraph" style:parent-style-name="Text_20_body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name-asian="Segoe UI1" style:font-size-asian="14pt" style:font-weight-asian="bold" style:font-name-complex="Segoe UI1" style:font-size-complex="14pt" style:font-weight-complex="bold"/>
    </style:style>
    <style:style style:name="P23" style:family="paragraph" style:parent-style-name="Text_20_body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name-asian="Segoe UI1" style:font-size-asian="14pt" style:font-weight-asian="bold" style:font-name-complex="Segoe UI1" style:font-size-complex="14pt" style:font-weight-complex="bold"/>
    </style:style>
    <style:style style:name="P24" style:family="paragraph" style:parent-style-name="Text_20_body">
      <style:paragraph-properties fo:margin-left="0cm" fo:margin-right="0cm" fo:margin-top="0.176cm" fo:margin-bottom="0cm" fo:line-height="150%" fo:text-align="justify" style:justify-single-word="false" fo:text-indent="0cm" style:auto-text-indent="false"/>
    </style:style>
    <style:style style:name="P25" style:family="paragraph" style:parent-style-name="Normal_20__28_Web_29_" style:master-page-name="Standard">
      <style:paragraph-properties fo:margin-left="1.251cm" fo:margin-right="0cm" fo:margin-top="0.176cm" fo:margin-bottom="0cm" fo:line-height="150%" fo:text-align="center" style:justify-single-word="false" fo:text-indent="0cm" style:auto-text-indent="false" style:page-number="auto"/>
      <style:text-properties fo:color="#000000" fo:font-size="14pt" style:font-size-asian="14pt" style:font-size-complex="14pt"/>
    </style:style>
    <style:style style:name="P26" style:family="paragraph" style:parent-style-name="List_20_Paragraph">
      <style:paragraph-properties fo:margin-left="1.251cm" fo:margin-right="0cm" fo:line-height="150%" fo:text-align="center" style:justify-single-word="false" fo:text-indent="1.247cm" style:auto-text-indent="false"/>
      <style:text-properties fo:color="#000000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line-height="150%" fo:text-align="end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29" style:family="paragraph" style:parent-style-name="Standard" style:list-style-name="">
      <style:paragraph-properties style:text-autospace="none"/>
      <style:text-properties fo:color="#000000" style:font-name="Courier New1" fo:font-size="9pt" style:font-name-asian="Consolas" style:font-size-asian="9pt" style:font-name-complex="Consolas" style:font-size-complex="9pt"/>
    </style:style>
    <style:style style:name="P30" style:family="paragraph" style:parent-style-name="Standard">
      <style:paragraph-properties style:text-autospace="none"/>
    </style:style>
    <style:style style:name="P31" style:family="paragraph" style:parent-style-name="Standard" style:list-style-name="">
      <style:paragraph-properties style:text-autospace="none"/>
      <style:text-properties style:font-name="Courier New1" fo:font-size="9pt" style:font-size-asian="9pt" style:font-size-complex="9pt"/>
    </style:style>
    <style:style style:name="P32" style:family="paragraph" style:parent-style-name="Standard">
      <style:paragraph-properties fo:margin-left="1.251cm" fo:margin-right="0cm" fo:margin-top="0.176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3" style:family="text">
      <style:text-properties fo:color="#000000" style:font-name="Times New Roman" fo:font-size="14pt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font-style="italic" style:text-underline-style="solid" style:text-underline-width="auto" style:text-underline-color="font-color" style:font-size-asian="14pt" style:font-style-asian="italic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Segoe UI1" style:font-size-asian="14pt" style:font-name-complex="Segoe UI1" style:font-size-complex="14pt"/>
    </style:style>
    <style:style style:name="T6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T8" style:family="text">
      <style:text-properties fo:color="#000000" style:font-name="Times New Roman" fo:font-size="14pt" fo:language="ru" fo:country="RU" style:font-name-asian="Segoe UI1" style:font-size-asian="14pt" style:font-name-complex="Segoe UI1" style:font-size-complex="14pt"/>
    </style:style>
    <style:style style:name="T9" style:family="text">
      <style:text-properties fo:color="#000000" fo:font-size="9.5pt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00" style:font-name-asian="Consolas" style:font-name-complex="Consolas"/>
    </style:style>
    <style:style style:name="T12" style:family="text">
      <style:text-properties fo:color="#000000" style:font-name="Times New Roman" fo:font-size="14pt" fo:language="ru" fo:country="RU" style:font-name-asian="Segoe UI1" style:font-size-asian="14pt" style:font-name-complex="Segoe UI1" style:font-size-complex="14pt"/>
    </style:style>
    <style:style style:name="T13" style:family="text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T14" style:family="text">
      <style:text-properties fo:color="#000000" style:font-name="Times New Roman" fo:font-size="14pt" fo:language="ru" fo:country="RU" style:text-underline-style="solid" style:text-underline-width="auto" style:text-underline-color="font-color" fo:font-weight="normal" style:font-name-asian="Segoe UI1" style:font-size-asian="14pt" style:font-weight-asian="normal" style:font-name-complex="Segoe UI1" style:font-size-complex="14pt" style:font-weight-complex="normal"/>
    </style:style>
    <style:style style:name="T15" style:family="text">
      <style:text-properties fo:color="#000000" style:font-name="Times New Roman" fo:font-size="14pt" fo:language="ru" fo:country="RU" style:text-underline-style="none" fo:font-weight="normal" style:font-name-asian="Segoe UI1" style:font-size-asian="14pt" style:font-weight-asian="normal" style:font-name-complex="Segoe UI1" style:font-size-complex="14pt" style:font-weight-complex="normal"/>
    </style:style>
    <style:style style:name="T16" style:family="text">
      <style:text-properties fo:color="#000000" style:font-name="Times New Roman" fo:font-size="14pt" fo:language="en" fo:country="US" style:font-name-asian="Consolas" style:font-size-asian="14pt" style:font-name-complex="Consolas" style:font-size-complex="14pt"/>
    </style:style>
    <style:style style:name="T17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18" style:family="text">
      <style:text-properties fo:color="#000000" style:font-name="Courier New1" fo:font-size="9pt" style:font-name-asian="Consolas" style:font-size-asian="9pt" style:font-name-complex="Consolas" style:font-size-complex="9pt"/>
    </style:style>
    <style:style style:name="T19" style:family="text">
      <style:text-properties fo:color="#000000" style:font-name="Courier New1" fo:font-size="9.5pt" style:font-name-asian="Consolas" style:font-size-asian="9.5pt" style:font-name-complex="Consolas" style:font-size-complex="9.5pt"/>
    </style:style>
    <style:style style:name="T20" style:family="text">
      <style:text-properties fo:language="en" fo:country="US"/>
    </style:style>
    <style:style style:name="T21" style:family="text">
      <style:text-properties fo:color="#0000ff" fo:font-size="9.5pt" style:font-name-asian="Consolas" style:font-size-asian="9.5pt" style:font-name-complex="Consolas" style:font-size-complex="9.5pt"/>
    </style:style>
    <style:style style:name="T2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3" style:family="text">
      <style:text-properties fo:color="#0000ff" style:font-name-asian="Consolas" style:font-name-complex="Consolas"/>
    </style:style>
    <style:style style:name="T24" style:family="text">
      <style:text-properties fo:color="#0000ff" style:font-name="Courier New1" fo:font-size="9pt" fo:language="en" fo:country="US" style:font-name-asian="Consolas" style:font-size-asian="9pt" style:font-name-complex="Consolas" style:font-size-complex="9pt"/>
    </style:style>
    <style:style style:name="T25" style:family="text">
      <style:text-properties fo:color="#0000ff" style:font-name="Courier New1" fo:font-size="9.5pt" style:font-name-asian="Consolas" style:font-size-asian="9.5pt" style:font-name-complex="Consolas" style:font-size-complex="9.5pt"/>
    </style:style>
    <style:style style:name="T26" style:family="text">
      <style:text-properties fo:color="#0000ff" style:font-name="Courier New1" fo:font-size="9pt" style:font-name-asian="Consolas" style:font-size-asian="9pt" style:font-name-complex="Consolas" style:font-size-complex="9pt"/>
    </style:style>
    <style:style style:name="T27" style:family="text">
      <style:text-properties fo:language="ru" fo:country="RU"/>
    </style:style>
    <style:style style:name="T28" style:family="text">
      <style:text-properties style:font-name="Times New Roman"/>
    </style:style>
    <style:style style:name="T29" style:family="text">
      <style:text-properties fo:color="#a31515" style:font-name-asian="Consolas" style:font-name-complex="Consolas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language="en" fo:country="US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Consolas" style:font-size-asian="14pt" style:font-name-complex="Consolas" style:font-size-complex="14pt"/>
    </style:style>
    <style:style style:name="T34" style:family="text">
      <style:text-properties fo:font-variant="normal" fo:text-transform="none" style:font-name="Times New Roman" fo:font-size="14pt" style:font-size-asian="14pt" style:font-size-complex="14pt"/>
    </style:style>
    <style:style style:name="T35" style:family="text">
      <style:text-properties fo:color="#800000" style:font-name="Consolas" fo:font-size="9.5pt" style:font-name-asian="Consolas" style:font-size-asian="9.5pt" style:font-name-complex="Consolas" style:font-size-complex="9.5pt"/>
    </style:style>
    <style:style style:name="T36" style:family="text">
      <style:text-properties fo:color="#800000" fo:font-size="9.5pt" style:font-name-asian="Consolas" style:font-size-asian="9.5pt" style:font-name-complex="Consolas" style:font-size-complex="9.5pt"/>
    </style:style>
    <style:style style:name="T37" style:family="text">
      <style:text-properties fo:color="#800000" style:font-name-asian="Consolas" style:font-name-complex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ОБРНАУКИ РОССИИ </text:p>
      <text:p text:style-name="P11">Федеральное государственное бюджетное образовательное учреждение </text:p>
      <text:p text:style-name="P11">высшего образования «Тульский государственный университет» </text:p>
      <text:p text:style-name="P11">Кафедра вычислительной техники </text:p>
      <text:p text:style-name="P11"/>
      <text:p text:style-name="P11">Отчет по л<text:span text:style-name="T28">абораторной работе №</text:span><text:span text:style-name="T31">12</text:span></text:p>
      <text:p text:style-name="P32"><text:bookmark text:name="_Toc3870180"/><text:bookmark text:name="_Toc3819370"/>Регулярные выражения </text:p>
      <text:p text:style-name="P32"/>
      <text:p text:style-name="P16"><text:s/>Язык С<text:span text:style-name="T20">#.</text:span></text:p>
      <text:p text:style-name="P14"/>
      <text:p text:style-name="P12"/>
      <text:p text:style-name="P18">Выполнил студент группы 220681</text:p>
      <text:p text:style-name="P18">Гришанов Александр Александрович</text:p>
      <text:p text:style-name="P18"/>
      <text:p text:style-name="P18">Провер<text:span text:style-name="T28">ил:</text:span></text:p>
      <text:p text:style-name="P19">Асс. Демидова Анастасия Владимировна</text:p>
      <text:p text:style-name="P19"/>
      <text:p text:style-name="P18"/>
      <text:p text:style-name="P17"/>
      <text:p text:style-name="P17"/>
      <text:p text:style-name="P17"/>
      <text:p text:style-name="P17"><text:s text:c="2"/></text:p>
      <text:p text:style-name="P11"/>
      <text:p text:style-name="P11"/>
      <text:p text:style-name="P11">Тула 2019</text:p>
      <text:p text:style-name="P13"><text:soft-page-break/>1. Цель <text:span text:style-name="T27">и задание </text:span>работы </text:p>
      <text:p text:style-name="P15"><text:span text:style-name="T5"><text:tab/></text:span><text:span text:style-name="T8">Изучить системы р</text:span><text:span text:style-name="T8">егулярных выражений </text:span><text:span text:style-name="T8"><text:s/>в языке </text:span><text:span text:style-name="T5">C#</text:span><text:span text:style-name="T8">.</text:span></text:p>
      <text:p text:style-name="P21"/>
      <text:p text:style-name="P22">2. Задание</text:p>
      <text:p text:style-name="P24"><text:span text:style-name="T15"><text:tab/></text:span><text:span text:style-name="T14">2.1 Задание 1:</text:span><text:span text:style-name="T34"> </text:span><text:span text:style-name="T32">Удалите из сообщения все русские слова.</text:span></text:p>
      <text:p text:style-name="P22"/>
      <text:p text:style-name="P26"><text:span text:style-name="T20">3</text:span>. Алгоритмы</text:p>
      <text:p text:style-name="P1"><text:span text:style-name="T4">3</text:span><text:span text:style-name="T3">.</text:span><text:span text:style-name="T4">2</text:span><text:span text:style-name="T3"> Алгоритмы:</text:span></text:p>
      <text:p text:style-name="P1"><text:span text:style-name="T1"><text:tab/></text:span><text:span text:style-name="T7">Используется </text:span><text:span text:style-name="T7">классы </text:span><text:span text:style-name="T33">StringBuilder и String</text:span><text:span text:style-name="T7"> </text:span><text:span text:style-name="T16"><text:s/></text:span><text:span text:style-name="T7">для работы с входной строкой. Удаление всех русских символов производится по маске </text:span><text:span text:style-name="T16">[</text:span><text:span text:style-name="T7">а-я</text:span><text:span text:style-name="T16">|</text:span><text:span text:style-name="T7">А-Я</text:span><text:span text:style-name="T16">].</text:span></text:p>
      <text:p text:style-name="P9"><text:span text:style-name="T1"><text:tab/></text:span><text:span text:style-name="T6">3</text:span><text:span text:style-name="T3">.3 Тестирование:</text:span></text:p>
      <text:p text:style-name="P9"><text:span text:style-name="T1"><text:tab/><text:tab/></text:span><text:span text:style-name="T2">3.3.1 Тестирование программы для задачи 1</text:span></text:p>
      <text:p text:style-name="P20">Работает исправно, лишь оставляет лишний пробел.</text:p>
      <text:p text:style-name="P3"><text:tab/></text:p>
      <text:p text:style-name="P5">Список литературы</text:p>
      <text:p text:style-name="P9"><text:span text:style-name="T1">1. METANIT.COM. C#/.NET (Электронный ресурс) – Режим доступа: </text:span><text:a xlink:type="simple" xlink:href="https://metanit.com/sharp/" text:style-name="Internet_20_link" text:visited-style-name="Visited_20_Internet_20_Link">https://metanit.com/sharp/</text:a><text:span text:style-name="T1">;</text:span></text:p>
      <text:p text:style-name="P3">2. Методические указания к лабораторным работам(Электронное пособие).</text:p>
      <text:p text:style-name="P3"/>
      <text:p text:style-name="P6"/>
      <text:p text:style-name="P6"/>
      <text:p text:style-name="P6"/>
      <text:p text:style-name="P6"/>
      <text:p text:style-name="P6"/>
      <text:p text:style-name="P6"><text:soft-page-break/>Приложения</text:p>
      <text:p text:style-name="P4">Приложение 1.1 </text:p>
      <text:p text:style-name="P2">Исходный код задания 1<text:span text:style-name="T24"> <text:s text:c="3"/></text:span></text:p>
      <text:p text:style-name="P30"><text:span text:style-name="T17"><text:s text:c="7"/></text:span><text:span text:style-name="T17"><text:s/></text:span><text:span text:style-name="T26">static</text:span><text:span text:style-name="T17"> </text:span><text:span text:style-name="T26">string</text:span><text:span text:style-name="T17"> inString;</text:span></text:p>
      <text:p text:style-name="P31"><text:span text:style-name="T11"><text:s text:c="8"/></text:span><text:span text:style-name="T23">static</text:span><text:span text:style-name="T11"> Regex reg;</text:span></text:p>
      <text:p text:style-name="P31"><text:span text:style-name="T11"><text:s text:c="8"/></text:span><text:span text:style-name="T23">static</text:span><text:span text:style-name="T11"> MatchCollection mat;</text:span></text:p>
      <text:p text:style-name="P31"><text:span text:style-name="T11"><text:s text:c="8"/></text:span><text:span text:style-name="T23">static</text:span><text:span text:style-name="T11"> </text:span><text:span text:style-name="T23">void</text:span><text:span text:style-name="T11"> Main(</text:span><text:span text:style-name="T23">string</text:span><text:span text:style-name="T11">[] args) <text:s text:c="7"/>{</text:span></text:p>
      <text:p text:style-name="P29"><text:s text:c="12"/>inString = Console.ReadLine();</text:p>
      <text:p text:style-name="P31"><text:span text:style-name="T11"><text:s text:c="12"/>reg = </text:span><text:span text:style-name="T23">new</text:span><text:span text:style-name="T11"> Regex(</text:span><text:span text:style-name="T37">@"[а-я|А-Я]"</text:span><text:span text:style-name="T11">);</text:span></text:p>
      <text:p text:style-name="P29"><text:s text:c="12"/>mat = reg.Matches(inString);</text:p>
      <text:p text:style-name="P29"><text:s text:c="12"/>q1(); <text:s text:c="7"/>}</text:p>
      <text:p text:style-name="P31"><text:span text:style-name="T11"><text:s text:c="8"/></text:span><text:span text:style-name="T23">static</text:span><text:span text:style-name="T11"> </text:span><text:span text:style-name="T23">bool</text:span><text:span text:style-name="T11"> Find(</text:span><text:span text:style-name="T23">char</text:span><text:span text:style-name="T11"> ch) <text:s text:c="7"/>{</text:span></text:p>
      <text:p text:style-name="P31"><text:span text:style-name="T11"><text:s text:c="12"/></text:span><text:span text:style-name="T23">foreach</text:span><text:span text:style-name="T11"> (Match m </text:span><text:span text:style-name="T23">in</text:span><text:span text:style-name="T11"> mat) <text:s text:c="11"/>{</text:span></text:p>
      <text:p text:style-name="P31"><text:span text:style-name="T11"><text:s text:c="16"/></text:span><text:span text:style-name="T23">if</text:span><text:span text:style-name="T11">(ch.ToString() == m.Value) <text:s text:c="15"/>{</text:span></text:p>
      <text:p text:style-name="P31"><text:span text:style-name="T11"><text:s text:c="20"/></text:span><text:span text:style-name="T23">return</text:span><text:span text:style-name="T11"> </text:span><text:span text:style-name="T23">true</text:span><text:span text:style-name="T11">;}}</text:span></text:p>
      <text:p text:style-name="P31"><text:span text:style-name="T11"><text:tab/><text:tab/></text:span><text:span text:style-name="T23">return</text:span><text:span text:style-name="T11"> </text:span><text:span text:style-name="T23">false</text:span><text:span text:style-name="T11">;}</text:span></text:p>
      <text:p text:style-name="P31"><text:span text:style-name="T11"><text:s text:c="8"/></text:span><text:span text:style-name="T23">static</text:span><text:span text:style-name="T11"> </text:span><text:span text:style-name="T23">void</text:span><text:span text:style-name="T11"> q1() <text:s text:c="7"/>{ <text:s text:c="6"/></text:span></text:p>
      <text:p text:style-name="P31"><text:span text:style-name="T11"><text:s text:c="12"/>Stack&lt;</text:span><text:span text:style-name="T23">char</text:span><text:span text:style-name="T11">&gt; s = </text:span><text:span text:style-name="T23">new</text:span><text:span text:style-name="T11"> Stack&lt;</text:span><text:span text:style-name="T23">char</text:span><text:span text:style-name="T11">&gt;();</text:span></text:p>
      <text:p text:style-name="P31"><text:span text:style-name="T11"><text:s text:c="12"/></text:span><text:span text:style-name="T23">for</text:span><text:span text:style-name="T11"> (</text:span><text:span text:style-name="T23">int</text:span><text:span text:style-name="T11"> i = 0; i &lt; inString.Length; i++) <text:s text:c="11"/>{</text:span></text:p>
      <text:p text:style-name="P29"><text:s text:c="16"/>s.Push(inString[i]); <text:s text:c="11"/>}</text:p>
      <text:p text:style-name="P31"><text:span text:style-name="T11"><text:s text:c="12"/>Stack&lt;</text:span><text:span text:style-name="T23">char</text:span><text:span text:style-name="T11">&gt; s1 = </text:span><text:span text:style-name="T23">new</text:span><text:span text:style-name="T11"> Stack&lt;</text:span><text:span text:style-name="T23">char</text:span><text:span text:style-name="T11">&gt;();</text:span></text:p>
      <text:p text:style-name="P31"><text:span text:style-name="T11"><text:s text:c="12"/></text:span><text:span text:style-name="T23">for</text:span><text:span text:style-name="T11"> (</text:span><text:span text:style-name="T23">int</text:span><text:span text:style-name="T11"> i = 0; i &lt; s.Count;) <text:s text:c="11"/>{</text:span></text:p>
      <text:p text:style-name="P31"><text:span text:style-name="T11"><text:s text:c="16"/></text:span><text:span text:style-name="T23">if</text:span><text:span text:style-name="T11"> (Find(s.Peek())) <text:s text:c="15"/>{ <text:s text:c="18"/></text:span></text:p>
      <text:p text:style-name="P29"><text:s text:c="20"/>s.Pop();<text:span text:style-name="T20">}</text:span></text:p>
      <text:p text:style-name="P31"><text:span text:style-name="T11"><text:s text:c="16"/></text:span><text:span text:style-name="T23">else</text:span><text:span text:style-name="T11"> <text:s text:c="15"/>{</text:span></text:p>
      <text:p text:style-name="P29"><text:s text:c="20"/>s1.Push(s.Pop());}}</text:p>
      <text:p text:style-name="P31"><text:span text:style-name="T11"><text:s text:c="12"/></text:span><text:span text:style-name="T23">int</text:span><text:span text:style-name="T11"> t1L = s1.Count;</text:span></text:p>
      <text:p text:style-name="P31"><text:span text:style-name="T11"><text:s text:c="12"/></text:span><text:span text:style-name="T23">for</text:span><text:span text:style-name="T11"> (</text:span><text:span text:style-name="T23">int</text:span><text:span text:style-name="T11"> i = 0; i &lt; t1L; i++) <text:s text:c="11"/>{</text:span></text:p>
      <text:p text:style-name="P29"><text:s text:c="16"/>Console.Write(s1.Pop()); <text:s text:c="11"/>}</text:p>
      <text:p text:style-name="P31"><text:span text:style-name="T11"><text:s text:c="12"/>Console.WriteLine(); <text:s text:c="7"/>}</text:span></text:p>
      <text:p text:style-name="P4"/>
      <text:p text:style-name="P4"/>
      <text:p text:style-name="P4"/>
      <text:p text:style-name="P4"/>
      <text:p text:style-name="P4"><text:soft-page-break/>Приложение 1.2</text:p>
      <text:p text:style-name="P2">Тест задания 1</text:p>
      <text:p text:style-name="P7"><draw:frame draw:style-name="fr1" draw:name="Графический объект1" text:anchor-type="paragraph" svg:x="5.934cm" svg:y="0.208cm" svg:width="4.868cm" svg:height="1.111cm" draw:z-index="0"><draw:image xlink:href="Pictures/200000070000130500000458E6C4EE62.svm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s" svg:font-family="Cous"/>
    <style:font-face style:name="Mangal1" svg:font-family="Mangal"/>
    <style:font-face style:name="Segoe UI1" svg:font-family="'Segoe UI'"/>
    <style:font-face style:name="Tahoma" svg:font-family="Tahoma, sans-serif"/>
    <style:font-face style:name="verdana" svg:font-family="verdana, arial, helvetica, sans-serif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size-asian="9pt" style:font-name-complex="Segoe UI2" style:font-size-complex="9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Times New Roman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</meta:initial-creator>
    <meta:editing-cycles>259</meta:editing-cycles>
    <meta:print-date>2019-02-25T16:45:00</meta:print-date>
    <meta:creation-date>2019-04-02T15:10:00</meta:creation-date>
    <dc:date>2019-11-11T23:01:46.64</dc:date>
    <meta:editing-duration>PT6H44M8S</meta:editing-duration>
    <meta:generator>OpenOffice/4.1.6$Win32 OpenOffice.org_project/416m1$Build-9790</meta:generator>
    <meta:document-statistic meta:table-count="0" meta:image-count="1" meta:object-count="0" meta:page-count="4" meta:paragraph-count="59" meta:word-count="232" meta:character-count="21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